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0e446" officeooo:paragraph-rsid="0017d87c"/>
    </style:style>
    <style:style style:name="P2" style:family="paragraph" style:parent-style-name="Text_20_body">
      <style:text-properties officeooo:rsid="00122cf7" officeooo:paragraph-rsid="00122cf7"/>
    </style:style>
    <style:style style:name="P3" style:family="paragraph" style:parent-style-name="Text_20_body">
      <style:text-properties officeooo:rsid="0017d87c" officeooo:paragraph-rsid="0017d87c"/>
    </style:style>
    <style:style style:name="P4" style:family="paragraph" style:parent-style-name="Title">
      <style:text-properties officeooo:rsid="0010e446" officeooo:paragraph-rsid="0010e446"/>
    </style:style>
    <style:style style:name="T1" style:family="text">
      <style:text-properties fo:font-weight="bold" style:font-weight-asian="bold" style:font-weight-complex="bold"/>
    </style:style>
    <style:style style:name="T2" style:family="text">
      <style:text-properties fo:font-weight="bold" officeooo:rsid="00163a44" style:font-weight-asian="bold" style:font-weight-complex="bold"/>
    </style:style>
    <style:style style:name="T3" style:family="text">
      <style:text-properties fo:font-weight="bold" officeooo:rsid="0017d87c" style:font-weight-asian="bold" style:font-weight-complex="bold"/>
    </style:style>
    <style:style style:name="T4" style:family="text">
      <style:text-properties fo:font-weight="bold" officeooo:rsid="0019051c" style:font-weight-asian="bold" style:font-weight-complex="bold"/>
    </style:style>
    <style:style style:name="T5" style:family="text">
      <style:text-properties officeooo:rsid="00130571"/>
    </style:style>
    <style:style style:name="T6" style:family="text">
      <style:text-properties officeooo:rsid="00163a44"/>
    </style:style>
    <style:style style:name="T7" style:family="text">
      <style:text-properties officeooo:rsid="0017d87c"/>
    </style:style>
    <style:style style:name="T8" style:family="text">
      <style:text-properties officeooo:rsid="001905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mentary on Conversation</text:p>
      <text:p text:style-name="Subtitle">By Zaeem Yousaf L19-1196 2E1</text:p>
      <text:p text:style-name="P1">Conversation, between two <text:span text:style-name="T1">close friends</text:span> Trevor and Meg, took place in which they both <text:span text:style-name="T1">disclosed <text:s/>their plans</text:span> of future and <text:span text:style-name="T1">received feedback</text:span> from each other. Trever proposed for marriage while Meg remained reluctant as she had plan for further Law degree and partially because Trever was unemployed. <text:span text:style-name="T6">Meg highlighted the </text:span><text:span text:style-name="T2">blind spot</text:span><text:span text:style-name="T6"> in Trevor: “you don't have any idea what you want to do”. Meg says: “we still need to learn a lot about each other”; similarly, he is not familiar with the plans of Meg which is know as </text:span><text:span text:style-name="T2">FACADE</text:span><text:span text:style-name="T6">.</text:span></text:p>
      <text:p text:style-name="P2">Trevor and Meg have <text:span text:style-name="T1">dialectical tension</text:span> as they have different backgrounds. <text:span text:style-name="T7">Firstly, </text:span>Meg <text:span text:style-name="T5">has been</text:span> fighting financial crises since she was 18 while Trevor <text:span text:style-name="T5">remained</text:span> financially dependent on his family. <text:span text:style-name="T7">Secondly, Trever is interested in marriage immediately while Meg is waiting until she is economically stable. Thirdly, She does not believe him as he will prove himself to be financially supportive as he is unemployed. There is also a </text:span><text:span text:style-name="T3">tug between autonomy and connection</text:span><text:span text:style-name="T7">. They want to stay together but still they might live apart for one year as she may not be allowed to have him with her.</text:span></text:p>
      <text:p text:style-name="P3">They are fighting these dialectical tension with <text:span text:style-name="T1">temporal selection</text:span>. She is ignoring his eligibility regarding his love for her. <text:span text:style-name="T8">Trevor tries to </text:span><text:span text:style-name="T4">neutralize</text:span><text:span text:style-name="T8"> the issue by first living together and having marriage later when they have no obj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9:53:01.452409229</meta:creation-date>
    <dc:date>2020-03-31T21:17:25.976980820</dc:date>
    <meta:editing-duration>PT38M32S</meta:editing-duration>
    <meta:editing-cycles>6</meta:editing-cycles>
    <meta:generator>LibreOffice/4.2.8.2$Linux_X86_64 LibreOffice_project/420m0$Build-2</meta:generator>
    <meta:document-statistic meta:table-count="0" meta:image-count="0" meta:object-count="0" meta:page-count="1" meta:paragraph-count="5" meta:word-count="236" meta:character-count="1414" meta:non-whitespace-character-count="1182"/>
  </office:meta>
</office:document-meta>
</file>